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orest : 0.314747097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an : 0.135739149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ri : 0.582571014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adleaved : 0.108917035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edleleaved : 0.0093608192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xedleaved : 0.0759686034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iduous : 0.0215820983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rgreen : 0.00151553312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xedcycle : 0.0313466301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forest type :0.804617255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 : 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land : 0.516179897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yard : 0.017622130759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eadow : 0.46619797194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orchard : 0.0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5:29:33.629033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2T15:30:33.649792983</dc:date>
    <meta:editing-duration>PT2H35M23S</meta:editing-duration>
    <meta:editing-cycles>7</meta:editing-cycles>
    <dc:creator>Julien Minet</dc:creator>
    <meta:document-statistic meta:table-count="1" meta:cell-count="15" meta:object-count="0"/>
  </office:meta>
</office:document-meta>
</file>